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text-properties officeooo:rsid="0016fde5" officeooo:paragraph-rsid="0016fde5"/>
    </style:style>
    <style:style style:name="P2" style:family="paragraph" style:parent-style-name="Standard">
      <style:paragraph-properties fo:line-height="115%" fo:text-align="center" style:justify-single-word="false"/>
      <style:text-properties fo:font-size="18pt" officeooo:rsid="00153e8b" officeooo:paragraph-rsid="00153e8b" style:font-size-asian="15.75pt" style:font-size-complex="18pt"/>
    </style:style>
    <style:style style:name="P3" style:family="paragraph" style:parent-style-name="Standard">
      <style:paragraph-properties fo:line-height="115%"/>
      <style:text-properties officeooo:rsid="001b6610" officeooo:paragraph-rsid="001b6610"/>
    </style:style>
    <style:style style:name="P4" style:family="paragraph" style:parent-style-name="Standard">
      <style:paragraph-properties fo:line-height="115%"/>
      <style:text-properties officeooo:rsid="001b6610" officeooo:paragraph-rsid="00153e8b"/>
    </style:style>
    <style:style style:name="P5" style:family="paragraph" style:parent-style-name="Standard">
      <style:paragraph-properties fo:line-height="115%"/>
      <style:text-properties officeooo:rsid="001b6610" officeooo:paragraph-rsid="001fc157"/>
    </style:style>
    <style:style style:name="P6" style:family="paragraph" style:parent-style-name="Standard">
      <style:paragraph-properties fo:line-height="115%"/>
      <style:text-properties officeooo:rsid="001e2bda" officeooo:paragraph-rsid="001e2bda"/>
    </style:style>
    <style:style style:name="P7" style:family="paragraph" style:parent-style-name="Standard">
      <style:paragraph-properties fo:line-height="115%" fo:text-align="justify" style:justify-single-word="false"/>
      <style:text-properties officeooo:rsid="001e2bda" officeooo:paragraph-rsid="001f0eb4"/>
    </style:style>
    <style:style style:name="P8" style:family="paragraph" style:parent-style-name="Standard">
      <style:paragraph-properties fo:line-height="115%" fo:text-align="justify" style:justify-single-word="false"/>
      <style:text-properties officeooo:rsid="001e2bda" officeooo:paragraph-rsid="001e2bda"/>
    </style:style>
    <style:style style:name="P9" style:family="paragraph" style:parent-style-name="Standard">
      <style:paragraph-properties fo:line-height="115%" fo:text-align="justify" style:justify-single-word="false"/>
      <style:text-properties officeooo:rsid="001e2bda" officeooo:paragraph-rsid="0023cff5"/>
    </style:style>
    <style:style style:name="P10" style:family="paragraph" style:parent-style-name="Standard">
      <style:paragraph-properties fo:line-height="115%"/>
      <style:text-properties officeooo:rsid="001ecd13" officeooo:paragraph-rsid="001ecd13"/>
    </style:style>
    <style:style style:name="P11" style:family="paragraph" style:parent-style-name="Standard">
      <style:paragraph-properties fo:line-height="115%" fo:text-align="justify" style:justify-single-word="false"/>
      <style:text-properties officeooo:rsid="0021953c" officeooo:paragraph-rsid="0021953c"/>
    </style:style>
    <style:style style:name="P12" style:family="paragraph" style:parent-style-name="Standard">
      <style:paragraph-properties fo:line-height="115%"/>
      <style:text-properties officeooo:rsid="0022404e" officeooo:paragraph-rsid="0022404e"/>
    </style:style>
    <style:style style:name="T1" style:family="text">
      <style:text-properties officeooo:rsid="001ecd13"/>
    </style:style>
    <style:style style:name="T2" style:family="text">
      <style:text-properties fo:font-style="italic" officeooo:rsid="001ecd13" style:font-style-asian="italic" style:font-style-complex="italic"/>
    </style:style>
    <style:style style:name="T3" style:family="text">
      <style:text-properties officeooo:rsid="001f0eb4"/>
    </style:style>
    <style:style style:name="T4" style:family="text">
      <style:text-properties officeooo:rsid="001fc157"/>
    </style:style>
    <style:style style:name="T5" style:family="text">
      <style:text-properties officeooo:rsid="0022404e"/>
    </style:style>
    <style:style style:name="T6" style:family="text">
      <style:text-properties officeooo:rsid="0023cf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description</text:p>
      <text:p text:style-name="P4"/>
      <text:p text:style-name="P7">I’m going to create a model that predicts how much <text:span text:style-name="T1">students</text:span> will score on <text:span text:style-name="T4">a </text:span>math exam <text:span text:style-name="T1">in a certain school </text:span><text:span text:style-name="T3">and certain grade</text:span>. <text:span text:style-name="T3">These are schools situated in NYC and they are all labelled with an ID named DBN (</text:span><text:span text:style-name="T1">District Borough Number</text:span><text:span text:style-name="T3">)</text:span><text:span text:style-name="T1">.</text:span><text:span text:style-name="T3"> </text:span><text:span text:style-name="T1">For example, </text:span><text:span text:style-name="T4">a school in a certain district and certain grade </text:span><text:span text:style-name="T1">will get </text:span><text:span text:style-name="T4">a mean of</text:span><text:span text:style-name="T1"> 83.0% </text:span><text:span text:style-name="T4">on their math exam. You can infer that this is a regression problem.</text:span></text:p>
      <text:p text:style-name="P8"/>
      <text:p text:style-name="P9">The dataset consists of students <text:span text:style-name="T4">in a certain school</text:span> with there math results from grades 3 through 8 (<text:span text:style-name="T2">2de leerjaar tot 2de middelbaar</text:span>). <text:span text:style-name="T4">The data is not cleaned and contains empty/missing/wrong values with 33.5K rows and 16 columns in total. I haven't found any implementations online of this dataset </text:span><text:span text:style-name="T6">for a regression problem</text:span><text:span text:style-name="T4"> either </text:span><text:span text:style-name="T5">so this seems perfect for this assignment.</text:span></text:p>
      <text:p text:style-name="P8"/>
      <text:p text:style-name="P11">The only problem is that I don’t have any additional information from the features or database in general so I have to figure this out myself.</text:p>
      <text:p text:style-name="P6"/>
      <text:p text:style-name="P12">Here you can find the database:</text:p>
      <text:p text:style-name="P5"><text:a xlink:type="simple" xlink:href="https://data.cityofnewyork.us/Education/2006-2012-Math-Test-Results-All-Students/3mrr-8h5c" text:style-name="Internet_20_link" text:visited-style-name="Visited_20_Internet_20_Link">https://data.cityofnewyork.us/Education/2006-2012-Math-Test-Results-All-Students</text:a></text:p>
      <text:p text:style-name="P5"><text:a xlink:type="simple" xlink:href="https://catalog.data.gov/dataset/2006-2012-math-test-results-all-students" text:style-name="Internet_20_link" text:visited-style-name="Visited_20_Internet_20_Link"/></text:p>
      <text:p text:style-name="P3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fde5" officeooo:paragraph-rsid="0016fde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recht Lauwers r083064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21:47:34.908426119</meta:creation-date>
    <meta:generator>LibreOffice/7.3.7.2$Linux_X86_64 LibreOffice_project/30$Build-2</meta:generator>
    <dc:date>2022-11-23T15:03:38.867485700</dc:date>
    <meta:editing-duration>PT28M37S</meta:editing-duration>
    <meta:editing-cycles>6</meta:editing-cycles>
    <meta:document-statistic meta:table-count="0" meta:image-count="0" meta:object-count="0" meta:page-count="1" meta:paragraph-count="7" meta:word-count="172" meta:character-count="1057" meta:non-whitespace-character-count="892"/>
  </office:meta>
</office:document-meta>
</file>